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5078" officeooo:paragraph-rsid="000a5078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a5078" officeooo:paragraph-rsid="000a5078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5078" officeooo:paragraph-rsid="000a5078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8" style:family="paragraph" style:parent-style-name="Preformatted_20_Text">
      <style:paragraph-properties fo:orphans="2" fo:widows="2"/>
      <style:text-properties fo:font-variant="normal" fo:text-transform="none" fo:letter-spacing="normal" fo:font-style="normal" fo:font-weight="normal"/>
    </style:style>
    <style:style style:name="P9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10" style:family="paragraph" style:parent-style-name="Preformatted_20_Text">
      <style:paragraph-properties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808080" fo:letter-spacing="normal"/>
    </style:style>
    <style:style style:name="P12" style:family="paragraph" style:parent-style-name="Preformatted_20_Text">
      <style:text-properties fo:font-variant="normal" fo:text-transform="none" fo:color="#008000" style:font-name="DejaVu Sans Mono" fo:font-size="9pt" fo:letter-spacing="normal" fo:font-style="normal" fo:font-weight="bold" officeooo:rsid="000a5078" officeooo:paragraph-rsid="000a5078"/>
    </style:style>
    <style:style style:name="P13" style:family="paragraph" style:parent-style-name="Preformatted_20_Text">
      <style:paragraph-properties fo:orphans="2" fo:widows="2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P1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1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8000" style:font-name="DejaVu Sans Mono" fo:font-size="9pt" fo:letter-spacing="normal" fo:font-style="normal" fo:font-weight="bold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0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8000" style:font-name="DejaVu Sans Mono" fo:font-size="9pt" fo:letter-spacing="normal" fo:font-style="normal" fo:font-weight="bold"/>
    </style:style>
    <style:style style:name="P2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2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DejaVu Sans Mono" fo:font-size="9pt" fo:letter-spacing="normal" fo:font-style="normal" fo:font-weight="normal"/>
    </style:style>
    <style:style style:name="P23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normal" officeooo:rsid="000a5078" officeooo:paragraph-rsid="000a5078" style:text-blinking="false" fo:background-color="transparent" style:font-weight-asian="normal" style:font-weight-complex="normal"/>
    </style:style>
    <style:style style:name="P24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Bitstream Vera Serif" fo:font-size="12pt" fo:letter-spacing="normal" fo:font-style="normal" style:text-underline-style="none" fo:font-weight="bold" officeooo:rsid="000a5078" officeooo:paragraph-rsid="000a5078" style:text-blinking="false" fo:background-color="transparent" style:font-weight-asian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font-style="normal" fo:font-weight="normal"/>
    </style:style>
    <style:style style:name="T4" style:family="text">
      <style:text-properties fo:color="#ff0000" fo:background-color="#ffffff" loext:char-shading-value="0"/>
    </style:style>
    <style:style style:name="T5" style:family="text">
      <style:text-properties fo:font-variant="normal" fo:text-transform="none" fo:color="#000080" fo:letter-spacing="normal"/>
    </style:style>
    <style:style style:name="T6" style:family="text">
      <style:text-properties fo:font-variant="normal" fo:text-transform="none" fo:color="#000080" style:font-name="DejaVu Sans Mono" fo:font-size="9pt" fo:letter-spacing="normal" fo:font-style="normal" fo:font-weight="bold"/>
    </style:style>
    <style:style style:name="T7" style:family="text">
      <style:text-properties fo:font-variant="normal" fo:text-transform="none" fo:color="#0000ff" fo:letter-spacing="normal" fo:font-style="normal" fo:font-weight="bold"/>
    </style:style>
    <style:style style:name="T8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9" style:family="text">
      <style:text-properties fo:font-variant="normal" fo:text-transform="none" fo:color="#660e7a" fo:letter-spacing="normal" fo:font-style="normal" fo:font-weight="bold"/>
    </style:style>
    <style:style style:name="T10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11" style:family="text">
      <style:text-properties fo:font-variant="normal" fo:text-transform="none" fo:color="#008000" fo:letter-spacing="normal"/>
    </style:style>
    <style:style style:name="T12" style:family="text">
      <style:text-properties fo:font-variant="normal" fo:text-transform="none" fo:color="#008000" fo:letter-spacing="normal" fo:font-style="normal" fo:font-weight="bold"/>
    </style:style>
    <style:style style:name="T13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14" style:family="text">
      <style:text-properties fo:font-variant="normal" fo:text-transform="none" fo:color="#1155cc" fo:letter-spacing="normal" fo:font-style="normal" fo:font-weight="bold"/>
    </style:style>
    <style:style style:name="T15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16" style:family="text">
      <style:text-properties fo:font-variant="normal" fo:text-transform="none" style:font-name="DejaVu Sans Mono" fo:font-size="9pt" fo:letter-spacing="normal" fo:font-style="normal" fo:font-weight="normal"/>
    </style:style>
    <style:style style:name="T17" style:family="text">
      <style:text-properties fo:font-weight="normal"/>
    </style:style>
    <style:style style:name="T18" style:family="text">
      <style:text-properties fo:color="#0000ff" fo:font-weight="bold"/>
    </style:style>
    <style:style style:name="T19" style:family="text">
      <style:text-properties fo:color="#0000ff" fo:font-style="normal" fo:font-weight="bold"/>
    </style:style>
    <style:style style:name="T20" style:family="text">
      <style:text-properties fo:color="#0000ff" style:font-name="DejaVu Sans Mono" fo:font-size="9pt" fo:font-style="normal" fo:font-weight="bold"/>
    </style:style>
    <style:style style:name="T21" style:family="text">
      <style:text-properties fo:color="#0000ff" style:font-name="DejaVu Sans Mono" fo:font-size="9pt" fo:font-weight="bold"/>
    </style:style>
    <style:style style:name="T22" style:family="text">
      <style:text-properties fo:color="#008000"/>
    </style:style>
    <style:style style:name="T23" style:family="text">
      <style:text-properties fo:color="#008000" fo:font-weight="bold"/>
    </style:style>
    <style:style style:name="T24" style:family="text">
      <style:text-properties fo:color="#008000" fo:font-style="normal" fo:font-weight="bold"/>
    </style:style>
    <style:style style:name="T25" style:family="text">
      <style:text-properties fo:color="#008000" style:font-name="DejaVu Sans Mono" fo:font-size="9pt" fo:font-style="normal" fo:font-weight="bold"/>
    </style:style>
    <style:style style:name="T26" style:family="text">
      <style:text-properties fo:color="#008000" style:font-name="DejaVu Sans Mono" fo:font-size="9pt" fo:font-weight="bold"/>
    </style:style>
    <style:style style:name="T27" style:family="text">
      <style:text-properties fo:font-style="italic"/>
    </style:style>
    <style:style style:name="T28" style:family="text">
      <style:text-properties fo:color="#000080"/>
    </style:style>
    <style:style style:name="T29" style:family="text">
      <style:text-properties fo:color="#000080" fo:font-weight="bold"/>
    </style:style>
    <style:style style:name="T30" style:family="text">
      <style:text-properties fo:color="#000080" fo:font-style="normal" fo:font-weight="bold"/>
    </style:style>
    <style:style style:name="T31" style:family="text">
      <style:text-properties fo:color="#000080" style:font-name="DejaVu Sans Mono" fo:font-size="9pt" fo:font-style="normal" fo:font-weight="bold"/>
    </style:style>
    <style:style style:name="T32" style:family="text">
      <style:text-properties fo:color="#000080" style:font-name="DejaVu Sans Mono" fo:font-size="9pt" fo:font-weight="bold"/>
    </style:style>
    <style:style style:name="T33" style:family="text">
      <style:text-properties fo:color="#660e7a" fo:font-weight="bold"/>
    </style:style>
    <style:style style:name="T34" style:family="text">
      <style:text-properties fo:color="#660e7a" fo:font-style="normal" fo:font-weight="bold"/>
    </style:style>
    <style:style style:name="T35" style:family="text">
      <style:text-properties fo:color="#660e7a" style:font-name="DejaVu Sans Mono" fo:font-size="9pt" fo:font-style="normal" fo:font-weight="bold"/>
    </style:style>
    <style:style style:name="T36" style:family="text">
      <style:text-properties fo:color="#660e7a" style:font-name="DejaVu Sans Mono" fo:font-size="9pt" fo:font-style="italic" fo:font-weight="bold"/>
    </style:style>
    <style:style style:name="T37" style:family="text">
      <style:text-properties fo:color="#660e7a" style:font-name="DejaVu Sans Mono" fo:font-size="9pt" fo:font-weight="bold"/>
    </style:style>
    <style:style style:name="T38" style:family="text">
      <style:text-properties style:font-name="DejaVu Sans Mono" fo:font-size="9pt"/>
    </style:style>
    <style:style style:name="T39" style:family="text">
      <style:text-properties style:font-name="DejaVu Sans Mono" fo:font-size="9pt" fo:font-style="italic" fo:font-weight="normal"/>
    </style:style>
    <style:style style:name="T40" style:family="text">
      <style:text-properties style:font-name="DejaVu Sans Mono" fo:font-size="9pt" fo:font-style="normal" fo:font-weight="normal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 fo:font-size="9pt" fo:font-style="italic" fo:font-weight="normal"/>
    </style:style>
    <style:style style:name="T43" style:family="text">
      <style:text-properties fo:color="#808000"/>
    </style:style>
    <style:style style:name="T44" style:family="text">
      <style:text-properties fo:color="#808000" style:font-name="DejaVu Sans Mono" fo:font-size="9pt"/>
    </style:style>
    <style:style style:name="T45" style:family="text">
      <style:text-properties fo:color="#808000" style:font-name="DejaVu Sans Mono" fo:font-size="9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98287558" text:style-name="L1">
        <text:list-item>
          <text:p text:style-name="P2"><text:bookmark text:name="docs-internal-guid-bd05e636-7fff-c96a-e340-8acb904567e0"/>Create 2 Activities from 1st Activity on click move to 2nd activity (Using Intent)</text:p>
        </text:list-item>
      </text:list>
      <text:p text:style-name="P4">code:</text:p>
      <text:p text:style-name="P24">Activity1:</text:p>
      <text:p text:style-name="P6">XML</text:p>
      <text:p text:style-name="P23"><text:span text:style-name="T27">&lt;?</text:span><text:span text:style-name="T18">xml version=</text:span><text:span text:style-name="T23">"1.0" </text:span><text:span text:style-name="T18">encoding=</text:span><text:span text:style-name="T23">"utf-8"</text:span><text:span text:style-name="T27">?&gt;</text:span></text:p>
      <text:p text:style-name="P14">&lt;<text:span text:style-name="T29">LinearLayout</text:span></text:p>
      <text:p text:style-name="P15"><text:span text:style-name="T28"><text:s text:c="4"/></text:span><text:span text:style-name="T37">android</text:span><text:span text:style-name="T21">:id=</text:span><text:span text:style-name="T26">"@+id/p1"</text:span></text:p>
      <text:p text:style-name="P15"><text:span text:style-name="T22"><text:s text:c="4"/></text:span><text:span text:style-name="T37">android</text:span><text:span text:style-name="T21">:layout_width=</text:span><text:span text:style-name="T26">"match_parent"</text:span></text:p>
      <text:p text:style-name="P15"><text:span text:style-name="T22"><text:s text:c="4"/></text:span><text:span text:style-name="T37">android</text:span><text:span text:style-name="T21">:layout_height=</text:span><text:span text:style-name="T26">"match_parent"</text:span></text:p>
      <text:p text:style-name="P15"><text:span text:style-name="T22"><text:s text:c="4"/></text:span><text:span text:style-name="T37">android</text:span><text:span text:style-name="T21">:orientation=</text:span><text:span text:style-name="T26">"vertical"</text:span></text:p>
      <text:p text:style-name="P15"><text:span text:style-name="T22"><text:s text:c="4"/></text:span><text:span text:style-name="T37">android</text:span><text:span text:style-name="T21">:gravity=</text:span><text:span text:style-name="T26">"center"</text:span></text:p>
      <text:p text:style-name="P15"><text:span text:style-name="T22"><text:s text:c="4"/></text:span><text:span text:style-name="T21">xmlns:</text:span><text:span text:style-name="T37">android</text:span><text:span text:style-name="T21">=</text:span><text:span text:style-name="T26">"http://schemas.android.com/apk/res/android"</text:span><text:span text:style-name="T38">&gt;</text:span></text:p>
      <text:p text:style-name="P15"><text:s text:c="4"/><text:span text:style-name="T38">&lt;</text:span><text:span text:style-name="T32">Button</text:span></text:p>
      <text:p text:style-name="P15"><text:span text:style-name="T28"><text:s text:c="8"/></text:span><text:span text:style-name="T37">android</text:span><text:span text:style-name="T21">:id=</text:span><text:span text:style-name="T26">"@+id/btn"</text:span></text:p>
      <text:p text:style-name="P15"><text:span text:style-name="T22"><text:s text:c="8"/></text:span><text:span text:style-name="T37">android</text:span><text:span text:style-name="T21">:layout_width=</text:span><text:span text:style-name="T26">"wrap_content"</text:span></text:p>
      <text:p text:style-name="P15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15"><text:span text:style-name="T22"><text:s text:c="8"/></text:span><text:span text:style-name="T37">android</text:span><text:span text:style-name="T21">:gravity=</text:span><text:span text:style-name="T26">"center"</text:span></text:p>
      <text:p text:style-name="P15"><text:span text:style-name="T22"><text:s text:c="8"/></text:span><text:span text:style-name="T37">android</text:span><text:span text:style-name="T21">:onClick=</text:span><text:span text:style-name="T26">"click"</text:span></text:p>
      <text:p text:style-name="P15"><text:span text:style-name="T22"><text:s text:c="8"/></text:span><text:span text:style-name="T37">android</text:span><text:span text:style-name="T21">:text=</text:span><text:span text:style-name="T26">"Click"</text:span><text:span text:style-name="T38">/&gt;</text:span></text:p>
      <text:p text:style-name="P19">&lt;/<text:span text:style-name="T29">LinearLayout</text:span>&gt;</text:p>
      <text:p text:style-name="P6">JAVA</text:p>
      <text:p text:style-name="P23"><text:span text:style-name="T29">package </text:span>com.example.sjcet.firstactivitymove;</text:p>
      <text:p text:style-name="P14"><text:span text:style-name="T29">import </text:span>android.support.v7.app.AppCompatActivity;</text:p>
      <text:p text:style-name="P14"><text:span text:style-name="T29">import </text:span>android.os.Bundle;</text:p>
      <text:p text:style-name="P14"><text:span text:style-name="T29">import </text:span>android.view.View;</text:p>
      <text:p text:style-name="P14"><text:span text:style-name="T29">import </text:span>android.content.Intent;</text:p>
      <text:p text:style-name="P14"><text:span text:style-name="T29">import </text:span>android.widget.Button;</text:p>
      <text:p text:style-name="P14"><text:span text:style-name="T29">public class </text:span>MainActivity <text:span text:style-name="T29">extends </text:span>AppCompatActivity {</text:p>
      <text:p text:style-name="P15"><text:s text:c="4"/><text:span text:style-name="T38">Button </text:span><text:span text:style-name="T37">btn</text:span><text:span text:style-name="T38">;</text:span></text:p>
      <text:p text:style-name="P15"><text:s text:c="4"/><text:span text:style-name="T44">@Override</text:span></text:p>
      <text:p text:style-name="P15"><text:span text:style-name="T43"><text:s text:c="4"/></text:span><text:span text:style-name="T32">protected void </text:span><text:span text:style-name="T38">onCreate(Bundle savedInstanceState) {</text:span></text:p>
      <text:p text:style-name="P15"><text:s text:c="8"/><text:span text:style-name="T32">super</text:span><text:span text:style-name="T38">.onCreate(savedInstanceState);</text:span></text:p>
      <text:p text:style-name="P15"><text:s text:c="8"/><text:span text:style-name="T38">setContentView(R.layout.</text:span><text:span text:style-name="T36">activity_main</text:span><text:span text:style-name="T38">);</text:span></text:p>
      <text:p text:style-name="P15"><text:s text:c="8"/><text:span text:style-name="T37">btn </text:span><text:span text:style-name="T38">= findViewById(R.id.</text:span><text:span text:style-name="T36">btn</text:span><text:span text:style-name="T38">);</text:span></text:p>
      <text:p text:style-name="P15"><text:s text:c="4"/><text:span text:style-name="T38">}</text:span></text:p>
      <text:p text:style-name="P15"><text:s text:c="4"/><text:span text:style-name="T32">public void </text:span><text:span text:style-name="T38">click(View view) {</text:span></text:p>
      <text:p text:style-name="P15"><text:s text:c="8"/><text:span text:style-name="T38">Opennewactivity();</text:span></text:p>
      <text:p text:style-name="P15"><text:s text:c="4"/><text:span text:style-name="T38">}</text:span></text:p>
      <text:p text:style-name="P15"><text:s text:c="4"/><text:span text:style-name="T32">public void </text:span><text:span text:style-name="T38">Opennewactivity()</text:span></text:p>
      <text:p text:style-name="P15"><text:s text:c="4"/><text:span text:style-name="T38">{</text:span></text:p>
      <text:p text:style-name="P15"><text:s text:c="8"/><text:span text:style-name="T38">Intent intent=</text:span><text:span text:style-name="T32">new </text:span><text:span text:style-name="T38">Intent(</text:span><text:span text:style-name="T32">this</text:span><text:span text:style-name="T38">,MainActivity.</text:span><text:span text:style-name="T32">class</text:span><text:span text:style-name="T38">);</text:span></text:p>
      <text:p text:style-name="P15"><text:s text:c="8"/><text:span text:style-name="T38">startActivity(intent);</text:span></text:p>
      <text:p text:style-name="P15"><text:s text:c="4"/><text:span text:style-name="T38">}</text:span></text:p>
      <text:p text:style-name="P19">}</text:p>
      <text:p text:style-name="P24">Activity2:</text:p>
      <text:p text:style-name="P6">XML</text:p>
      <text:p text:style-name="P23"><text:span text:style-name="T27">&lt;?</text:span><text:span text:style-name="T18">xml version=</text:span><text:span text:style-name="T23">"1.0" </text:span><text:span text:style-name="T18">encoding=</text:span><text:span text:style-name="T23">"utf-8"</text:span><text:span text:style-name="T27">?&gt;</text:span></text:p>
      <text:p text:style-name="P14"><text:soft-page-break/>&lt;<text:span text:style-name="T29">android.support.constraint.ConstraintLayout </text:span><text:span text:style-name="T18">xmlns:</text:span><text:span text:style-name="T33">android</text:span><text:span text:style-name="T18">=</text:span><text:span text:style-name="T23">"http://schemas.android.com/apk/res/android"</text:span></text:p>
      <text:p text:style-name="P15"><text:span text:style-name="T22"><text:s text:c="4"/></text:span><text:span text:style-name="T21">xmlns:</text:span><text:span text:style-name="T37">app</text:span><text:span text:style-name="T21">=</text:span><text:span text:style-name="T26">"http://schemas.android.com/apk/res-auto"</text:span></text:p>
      <text:p text:style-name="P15"><text:span text:style-name="T22"><text:s text:c="4"/></text:span><text:span text:style-name="T21">xmlns:</text:span><text:span text:style-name="T37">tools</text:span><text:span text:style-name="T21">=</text:span><text:span text:style-name="T26">"http://schemas.android.com/tools"</text:span></text:p>
      <text:p text:style-name="P15"><text:span text:style-name="T22"><text:s text:c="4"/></text:span><text:span text:style-name="T37">android</text:span><text:span text:style-name="T21">:layout_width=</text:span><text:span text:style-name="T26">"match_parent"</text:span></text:p>
      <text:p text:style-name="P15"><text:span text:style-name="T22"><text:s text:c="4"/></text:span><text:span text:style-name="T37">android</text:span><text:span text:style-name="T21">:layout_height=</text:span><text:span text:style-name="T26">"match_parent"</text:span></text:p>
      <text:p text:style-name="P15"><text:span text:style-name="T22"><text:s text:c="4"/></text:span><text:span text:style-name="T37">android</text:span><text:span text:style-name="T21">:layout_gravity=</text:span><text:span text:style-name="T26">"center"</text:span></text:p>
      <text:p text:style-name="P15"><text:span text:style-name="T22"><text:s text:c="4"/></text:span><text:span text:style-name="T37">tools</text:span><text:span text:style-name="T21">:context=</text:span><text:span text:style-name="T26">".Main2Activity"</text:span><text:span text:style-name="T38">&gt;</text:span></text:p>
      <text:p text:style-name="P15"><text:s text:c="4"/><text:span text:style-name="T38">&lt;</text:span><text:span text:style-name="T32">TextView</text:span></text:p>
      <text:p text:style-name="P15"><text:span text:style-name="T28"><text:s text:c="8"/></text:span><text:span text:style-name="T37">android</text:span><text:span text:style-name="T21">:layout_width=</text:span><text:span text:style-name="T26">"wrap_content"</text:span></text:p>
      <text:p text:style-name="P15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15"><text:span text:style-name="T22"><text:s text:c="8"/></text:span><text:span text:style-name="T37">android</text:span><text:span text:style-name="T21">:gravity=</text:span><text:span text:style-name="T26">"center"</text:span></text:p>
      <text:p text:style-name="P15"><text:span text:style-name="T22"><text:s text:c="8"/></text:span><text:span text:style-name="T37">android</text:span><text:span text:style-name="T21">:text=</text:span><text:span text:style-name="T26">"activity 2"</text:span></text:p>
      <text:p text:style-name="P15"><text:span text:style-name="T22"><text:s text:c="8"/></text:span><text:span text:style-name="T37">tools</text:span><text:span text:style-name="T21">:layout_editor_absoluteX=</text:span><text:span text:style-name="T26">"164dp"</text:span></text:p>
      <text:p text:style-name="P15"><text:span text:style-name="T22"><text:s text:c="8"/></text:span><text:span text:style-name="T37">tools</text:span><text:span text:style-name="T21">:layout_editor_absoluteY=</text:span><text:span text:style-name="T26">"237dp" </text:span><text:span text:style-name="T38">/&gt;</text:span></text:p>
      <text:p text:style-name="P19">&lt;/<text:span text:style-name="T29">android.support.constraint.ConstraintLayout</text:span>&gt;</text:p>
      <text:p text:style-name="P6">JAVA</text:p>
      <text:p text:style-name="P23"><text:span text:style-name="T29">package </text:span>com.example.sjcet.firstactivitymove;</text:p>
      <text:p text:style-name="P14"><text:span text:style-name="T29">import </text:span>android.support.v7.app.AppCompatActivity;</text:p>
      <text:p text:style-name="P14"><text:span text:style-name="T29">import </text:span>android.os.Bundle;</text:p>
      <text:p text:style-name="P14"><text:span text:style-name="T29">public class </text:span>Main2Activity <text:span text:style-name="T29">extends </text:span>AppCompatActivity {</text:p>
      <text:p text:style-name="P15"><text:s text:c="4"/><text:span text:style-name="T44">@Override</text:span></text:p>
      <text:p text:style-name="P15"><text:span text:style-name="T43"><text:s text:c="4"/></text:span><text:span text:style-name="T32">protected void </text:span><text:span text:style-name="T38">onCreate(Bundle savedInstanceState) {</text:span></text:p>
      <text:p text:style-name="P15"><text:s text:c="8"/><text:span text:style-name="T32">super</text:span><text:span text:style-name="T38">.onCreate(savedInstanceState);</text:span></text:p>
      <text:p text:style-name="P15"><text:s text:c="8"/><text:span text:style-name="T38">setContentView(R.layout.</text:span><text:span text:style-name="T36">activity_main2</text:span><text:span text:style-name="T38">);</text:span></text:p>
      <text:p text:style-name="P15"><text:s text:c="4"/><text:span text:style-name="T38">}</text:span></text:p>
      <text:p text:style-name="P19">}</text:p>
      <text:p text:style-name="P6"/>
      <text:list xml:id="list112244331295833" text:continue-numbering="true" text:style-name="L1">
        <text:list-item>
          <text:p text:style-name="P2">Create an Activity and move to facebook login page on a button click(making use of Intent).</text:p>
        </text:list-item>
      </text:list>
      <text:p text:style-name="Text_20_body"/>
      <text:list xml:id="list3037049046" text:style-name="L2">
        <text:list-item>
          <text:p text:style-name="P3">Read message from 1st Activity and pass it onto the 2nd Activity on a button click.</text:p>
        </text:list-item>
      </text:list>
      <text:p text:style-name="P1">Code:</text:p>
      <text:p text:style-name="P12">activity_first_activity.xml</text:p>
      <text:p text:style-name="P21"><text:span text:style-name="T27">&lt;?</text:span><text:span text:style-name="T18">xml version=</text:span><text:span text:style-name="T23">"1.0" </text:span><text:span text:style-name="T18">encoding=</text:span><text:span text:style-name="T23">"utf-8"</text:span><text:span text:style-name="T27">?&gt;</text:span></text:p>
      <text:p text:style-name="P8">&lt;<text:span text:style-name="T29">RelativeLayout</text:span></text:p>
      <text:p text:style-name="P13"><text:span text:style-name="T5"><text:s text:c="4"/></text:span><text:span text:style-name="T7">xmlns:</text:span><text:span text:style-name="T9">android</text:span><text:span text:style-name="T7">=</text:span><text:span text:style-name="T12">"</text:span><text:a xlink:type="simple" xlink:href="http://schemas.android.com/apk/res/android" office:target-frame-name="_blank" xlink:show="new" text:style-name="Internet_20_link" text:visited-style-name="Visited_20_Internet_20_Link"><text:span text:style-name="T14">http://schemas.android.com/apk/res/android</text:span></text:a><text:span text:style-name="T12">"</text:span></text:p>
      <text:p text:style-name="P13"><text:span text:style-name="T11"><text:s text:c="4"/></text:span><text:span text:style-name="T7">xmlns:</text:span><text:span text:style-name="T9">app</text:span><text:span text:style-name="T7">=</text:span><text:span text:style-name="T12">"</text:span><text:a xlink:type="simple" xlink:href="http://schemas.android.com/apk/res-auto" office:target-frame-name="_blank" xlink:show="new" text:style-name="Internet_20_link" text:visited-style-name="Visited_20_Internet_20_Link"><text:span text:style-name="T14">http://schemas.android.com/apk/res-auto</text:span></text:a><text:span text:style-name="T12">"</text:span></text:p>
      <text:p text:style-name="P13"><text:span text:style-name="T11"><text:s text:c="4"/></text:span><text:span text:style-name="T7">xmlns:</text:span><text:span text:style-name="T9">tools</text:span><text:span text:style-name="T7">=</text:span><text:span text:style-name="T12">"</text:span><text:a xlink:type="simple" xlink:href="http://schemas.android.com/tools" office:target-frame-name="_blank" xlink:show="new" text:style-name="Internet_20_link" text:visited-style-name="Visited_20_Internet_20_Link"><text:span text:style-name="T14">http://schemas.android.com/tools</text:span></text:a><text:span text:style-name="T12">"</text:span></text:p>
      <text:p text:style-name="P9"><text:span text:style-name="T22"><text:s text:c="4"/></text:span><text:span text:style-name="T34">android</text:span><text:span text:style-name="T19">:layout_width=</text:span><text:span text:style-name="T24">"match_parent"</text:span></text:p>
      <text:p text:style-name="P9"><text:span text:style-name="T22"><text:s text:c="4"/></text:span><text:span text:style-name="T34">android</text:span><text:span text:style-name="T19">:layout_height=</text:span><text:span text:style-name="T24">"match_parent"</text:span></text:p>
      <text:p text:style-name="P9"><text:span text:style-name="T22"><text:s text:c="4"/></text:span><text:span text:style-name="T34">tools</text:span><text:span text:style-name="T19">:context=</text:span><text:span text:style-name="T24">".activity_first_activity"</text:span><text:span text:style-name="T3">&gt;</text:span></text:p>
      <text:p text:style-name="P9"><text:s text:c="4"/><text:span text:style-name="T3">&lt;</text:span><text:span text:style-name="T30">EditText</text:span></text:p>
      <text:p text:style-name="P9"><text:span text:style-name="T28"><text:s text:c="8"/></text:span><text:span text:style-name="T34">android</text:span><text:span text:style-name="T19">:id=</text:span><text:span text:style-name="T24">"@+id/send_text_id"</text:span></text:p>
      <text:p text:style-name="P9"><text:span text:style-name="T22"><text:s text:c="8"/></text:span><text:span text:style-name="T34">android</text:span><text:span text:style-name="T19">:layout_width=</text:span><text:span text:style-name="T24">"300dp"</text:span></text:p>
      <text:p text:style-name="P9"><text:span text:style-name="T22"><text:s text:c="8"/></text:span><text:span text:style-name="T34">android</text:span><text:span text:style-name="T19">:layout_height=</text:span><text:span text:style-name="T24">"wrap_content"</text:span></text:p>
      <text:p text:style-name="P9"><text:span text:style-name="T22"><text:s text:c="8"/></text:span><text:span text:style-name="T34">android</text:span><text:span text:style-name="T19">:textSize=</text:span><text:span text:style-name="T24">"25dp"</text:span></text:p>
      <text:p text:style-name="P9"><text:span text:style-name="T22"><text:s text:c="8"/></text:span><text:span text:style-name="T34">android</text:span><text:span text:style-name="T19">:hint=</text:span><text:span text:style-name="T24">"Input"</text:span></text:p>
      <text:p text:style-name="P9"><text:span text:style-name="T22"><text:s text:c="8"/></text:span><text:span text:style-name="T34">android</text:span><text:span text:style-name="T19">:textStyle=</text:span><text:span text:style-name="T24">"bold"</text:span></text:p>
      <text:p text:style-name="P9"><text:span text:style-name="T22"><text:s text:c="8"/></text:span><text:span text:style-name="T34">android</text:span><text:span text:style-name="T19">:layout_marginTop=</text:span><text:span text:style-name="T24">"20dp"</text:span></text:p>
      <text:p text:style-name="P9"><text:span text:style-name="T22"><text:s text:c="8"/></text:span><text:span text:style-name="T34">android</text:span><text:span text:style-name="T19">:layout_marginLeft=</text:span><text:span text:style-name="T24">"40dp"</text:span><text:span text:style-name="T3">/&gt;</text:span></text:p>
      <text:p text:style-name="P9"><text:s text:c="4"/><text:span text:style-name="T3">&lt;</text:span><text:span text:style-name="T30">Button</text:span></text:p>
      <text:p text:style-name="P9"><text:span text:style-name="T28"><text:s text:c="8"/></text:span><text:span text:style-name="T34">android</text:span><text:span text:style-name="T19">:id=</text:span><text:span text:style-name="T24">"@+id/send_button_id"</text:span></text:p>
      <text:p text:style-name="P9"><text:span text:style-name="T22"><text:s text:c="8"/></text:span><text:span text:style-name="T34">android</text:span><text:span text:style-name="T19">:layout_width=</text:span><text:span text:style-name="T24">"wrap_content"</text:span></text:p>
      <text:p text:style-name="P9"><text:soft-page-break/><text:span text:style-name="T22"><text:s text:c="8"/></text:span><text:span text:style-name="T34">android</text:span><text:span text:style-name="T19">:layout_height=</text:span><text:span text:style-name="T24">"40dp"</text:span></text:p>
      <text:p text:style-name="P9"><text:span text:style-name="T22"><text:s text:c="8"/></text:span><text:span text:style-name="T34">android</text:span><text:span text:style-name="T19">:text=</text:span><text:span text:style-name="T24">"send"</text:span></text:p>
      <text:p text:style-name="P9"><text:span text:style-name="T22"><text:s text:c="8"/></text:span><text:span text:style-name="T34">android</text:span><text:span text:style-name="T19">:textStyle=</text:span><text:span text:style-name="T24">"bold"</text:span></text:p>
      <text:p text:style-name="P9"><text:span text:style-name="T22"><text:s text:c="8"/></text:span><text:span text:style-name="T34">android</text:span><text:span text:style-name="T19">:layout_marginTop=</text:span><text:span text:style-name="T24">"150dp"</text:span></text:p>
      <text:p text:style-name="P9"><text:span text:style-name="T22"><text:s text:c="8"/></text:span><text:span text:style-name="T34">android</text:span><text:span text:style-name="T19">:layout_marginLeft=</text:span><text:span text:style-name="T24">"150dp"</text:span><text:span text:style-name="T3">/&gt;</text:span></text:p>
      <text:p text:style-name="P16">&lt;/<text:span text:style-name="T29">RelativeLayout</text:span>&gt;</text:p>
      <text:p text:style-name="P20">activity_first_activity.java</text:p>
      <text:p text:style-name="P22"><text:span text:style-name="T29">package </text:span>com.example.sjcet.twoactivity;</text:p>
      <text:p text:style-name="P10"><text:span text:style-name="T29">import </text:span>android.content.Intent;</text:p>
      <text:p text:style-name="P10"><text:span text:style-name="T29">import </text:span>android.support.v7.app.AppCompatActivity;</text:p>
      <text:p text:style-name="P10"><text:span text:style-name="T29">import </text:span>android.os.Bundle;</text:p>
      <text:p text:style-name="P10"><text:span text:style-name="T29">import </text:span>android.view.View;</text:p>
      <text:p text:style-name="P10"><text:span text:style-name="T29">import </text:span>android.widget.Button;</text:p>
      <text:p text:style-name="P10"><text:span text:style-name="T29">import </text:span>android.widget.EditText;</text:p>
      <text:p text:style-name="P10"><text:span text:style-name="T29">public class </text:span>activity_first_activity <text:span text:style-name="T29">extends </text:span>AppCompatActivity {</text:p>
      <text:p text:style-name="P9"><text:s text:c="4"/><text:span text:style-name="T42">// define the variable</text:span></text:p>
      <text:p text:style-name="P9"><text:span text:style-name="T41"><text:s text:c="4"/></text:span><text:span text:style-name="T40">Button </text:span><text:span text:style-name="T35">send_button</text:span><text:span text:style-name="T40">;</text:span></text:p>
      <text:p text:style-name="P9"><text:s text:c="4"/><text:span text:style-name="T40">EditText </text:span><text:span text:style-name="T35">send_text</text:span><text:span text:style-name="T40">;</text:span></text:p>
      <text:p text:style-name="P9"><text:s text:c="4"/><text:span text:style-name="T45">@Override</text:span></text:p>
      <text:p text:style-name="P9"><text:span text:style-name="T43"><text:s text:c="4"/></text:span><text:span text:style-name="T31">protected void </text:span><text:span text:style-name="T40">onCreate(Bundle savedInstanceState)</text:span></text:p>
      <text:p text:style-name="P9"><text:s text:c="4"/><text:span text:style-name="T40">{</text:span></text:p>
      <text:p text:style-name="P9"><text:s text:c="8"/><text:span text:style-name="T31">super</text:span><text:span text:style-name="T40">.onCreate(savedInstanceState);</text:span></text:p>
      <text:p text:style-name="P9"><text:s text:c="8"/><text:span text:style-name="T40">setContentView(R.layout.</text:span><text:span text:style-name="T36">activity_first_activity</text:span><text:span text:style-name="T40">);</text:span></text:p>
      <text:p text:style-name="P9"><text:s text:c="8"/><text:span text:style-name="T35">send_button </text:span><text:span text:style-name="T40">= (Button)findViewById(R.id.</text:span><text:span text:style-name="T36">send_button_id</text:span><text:span text:style-name="T40">);</text:span></text:p>
      <text:p text:style-name="P9"><text:s text:c="8"/><text:span text:style-name="T35">send_text </text:span><text:span text:style-name="T40">= (EditText)findViewById(R.id.</text:span><text:span text:style-name="T36">send_text_id</text:span><text:span text:style-name="T40">);</text:span></text:p>
      <text:p text:style-name="P9"><text:s text:c="8"/><text:span text:style-name="T42">// add the OnClickListener in sender button</text:span></text:p>
      <text:p text:style-name="P11"><text:s text:c="8"/><text:span text:style-name="T39">// after clicked this button following Instruction will run</text:span></text:p>
      <text:p text:style-name="P9"><text:span text:style-name="T41"><text:s text:c="8"/></text:span><text:span text:style-name="T35">send_button</text:span><text:span text:style-name="T40">.setOnClickListener(</text:span><text:span text:style-name="T31">new </text:span><text:span text:style-name="T40">View.OnClickListener() {</text:span></text:p>
      <text:p text:style-name="P9"><text:s text:c="12"/><text:span text:style-name="T45">@Override</text:span></text:p>
      <text:p text:style-name="P9"><text:span text:style-name="T43"><text:s text:c="12"/></text:span><text:span text:style-name="T31">public void </text:span><text:span text:style-name="T40">onClick(View v)</text:span></text:p>
      <text:p text:style-name="P9"><text:s text:c="12"/><text:span text:style-name="T40">{</text:span></text:p>
      <text:p text:style-name="P9"><text:s text:c="16"/><text:span text:style-name="T42">// get the value which input by user in EditText</text:span></text:p>
      <text:p text:style-name="P11"><text:s text:c="16"/><text:span text:style-name="T39">// and convert it to string</text:span></text:p>
      <text:p text:style-name="P9"><text:span text:style-name="T41"><text:s text:c="16"/></text:span><text:span text:style-name="T40">String str = </text:span><text:span text:style-name="T35">send_text</text:span><text:span text:style-name="T40">.getText().toString();</text:span></text:p>
      <text:p text:style-name="P9"><text:s text:c="16"/><text:span text:style-name="T42">// Create the Intent object of this class Context() to Second_activity class</text:span></text:p>
      <text:p text:style-name="P9"><text:span text:style-name="T41"><text:s text:c="16"/></text:span><text:span text:style-name="T40">Intent intent = </text:span><text:span text:style-name="T31">new </text:span><text:span text:style-name="T40">Intent(getApplicationContext(),second_activity.</text:span><text:span text:style-name="T31">class</text:span><text:span text:style-name="T40">);</text:span></text:p>
      <text:p text:style-name="P9"><text:s text:c="16"/><text:span text:style-name="T42">// now by putExtra method put the value in key, value pair</text:span></text:p>
      <text:p text:style-name="P11"><text:s text:c="16"/><text:span text:style-name="T39">// key is message_key by this key we will receive the value, and put the string</text:span></text:p>
      <text:p text:style-name="P9"><text:span text:style-name="T41"><text:s text:c="16"/></text:span><text:span text:style-name="T40">intent.putExtra(</text:span><text:span text:style-name="T25">"message_key"</text:span><text:span text:style-name="T40">, str);</text:span></text:p>
      <text:p text:style-name="P9"><text:s text:c="16"/><text:span text:style-name="T42">// start the Intent</text:span></text:p>
      <text:p text:style-name="P9"><text:span text:style-name="T41"><text:s text:c="16"/></text:span><text:span text:style-name="T40">startActivity(intent);</text:span></text:p>
      <text:p text:style-name="P9"><text:s text:c="12"/><text:span text:style-name="T40">}</text:span></text:p>
      <text:p text:style-name="P9"><text:s text:c="8"/><text:span text:style-name="T40">});</text:span></text:p>
      <text:p text:style-name="P9"><text:s text:c="4"/><text:span text:style-name="T40">}</text:span></text:p>
      <text:p text:style-name="P17">}</text:p>
      <text:p text:style-name="P18">activity_second_activity.xml</text:p>
      <text:p text:style-name="P22"><text:span text:style-name="T27">&lt;?</text:span><text:span text:style-name="T18">xml version=</text:span><text:span text:style-name="T23">"1.0" </text:span><text:span text:style-name="T18">encoding=</text:span><text:span text:style-name="T23">"utf-8"</text:span><text:span text:style-name="T27">?&gt;</text:span></text:p>
      <text:p text:style-name="P13"><text:span text:style-name="T16">&lt;</text:span><text:span text:style-name="T6">RelativeLayout </text:span><text:span text:style-name="T8">xmlns:</text:span><text:span text:style-name="T10">android</text:span><text:span text:style-name="T8">=</text:span><text:span text:style-name="T13">"</text:span><text:a xlink:type="simple" xlink:href="http://schemas.android.com/apk/res/android" office:target-frame-name="_blank" xlink:show="new" text:style-name="Internet_20_link" text:visited-style-name="Visited_20_Internet_20_Link"><text:span text:style-name="T15">http://schemas.android.com/apk/res/android</text:span></text:a><text:span text:style-name="T13">"</text:span></text:p>
      <text:p text:style-name="P13"><text:span text:style-name="T11"><text:s text:c="4"/></text:span><text:span text:style-name="T8">xmlns:</text:span><text:span text:style-name="T10">app</text:span><text:span text:style-name="T8">=</text:span><text:span text:style-name="T13">"</text:span><text:a xlink:type="simple" xlink:href="http://schemas.android.com/apk/res-auto" office:target-frame-name="_blank" xlink:show="new" text:style-name="Internet_20_link" text:visited-style-name="Visited_20_Internet_20_Link"><text:span text:style-name="T15">http://schemas.android.com/apk/res-auto</text:span></text:a><text:span text:style-name="T13">"</text:span></text:p>
      <text:p text:style-name="P13"><text:span text:style-name="T11"><text:s text:c="4"/></text:span><text:span text:style-name="T8">xmlns:</text:span><text:span text:style-name="T10">tools</text:span><text:span text:style-name="T8">=</text:span><text:span text:style-name="T13">"</text:span><text:a xlink:type="simple" xlink:href="http://schemas.android.com/tools" office:target-frame-name="_blank" xlink:show="new" text:style-name="Internet_20_link" text:visited-style-name="Visited_20_Internet_20_Link"><text:span text:style-name="T15">http://schemas.android.com/tools</text:span></text:a><text:span text:style-name="T13">"</text:span></text:p>
      <text:p text:style-name="P9"><text:span text:style-name="T22"><text:s text:c="4"/></text:span><text:span text:style-name="T35">android</text:span><text:span text:style-name="T20">:layout_width=</text:span><text:span text:style-name="T25">"match_parent"</text:span></text:p>
      <text:p text:style-name="P9"><text:span text:style-name="T22"><text:s text:c="4"/></text:span><text:span text:style-name="T35">android</text:span><text:span text:style-name="T20">:layout_height=</text:span><text:span text:style-name="T25">"match_parent"</text:span></text:p>
      <text:p text:style-name="P9"><text:span text:style-name="T22"><text:s text:c="4"/></text:span><text:span text:style-name="T35">tools</text:span><text:span text:style-name="T20">:context=</text:span><text:span text:style-name="T25">"com.example.sjcet.twoactivity.second_activity"</text:span><text:span text:style-name="T40">&gt;</text:span></text:p>
      <text:p text:style-name="P9"><text:s text:c="4"/><text:span text:style-name="T40">&lt;</text:span><text:span text:style-name="T31">TextView</text:span></text:p>
      <text:p text:style-name="P9"><text:span text:style-name="T28"><text:s text:c="8"/></text:span><text:span text:style-name="T35">android</text:span><text:span text:style-name="T20">:id=</text:span><text:span text:style-name="T25">"@+id/received_value_id"</text:span></text:p>
      <text:p text:style-name="P9"><text:span text:style-name="T22"><text:s text:c="8"/></text:span><text:span text:style-name="T35">android</text:span><text:span text:style-name="T20">:layout_width=</text:span><text:span text:style-name="T25">"300dp"</text:span></text:p>
      <text:p text:style-name="P9"><text:span text:style-name="T22"><text:s text:c="8"/></text:span><text:span text:style-name="T35">android</text:span><text:span text:style-name="T20">:layout_height=</text:span><text:span text:style-name="T25">"50dp"</text:span></text:p>
      <text:p text:style-name="P9"><text:soft-page-break/><text:span text:style-name="T22"><text:s text:c="8"/></text:span><text:span text:style-name="T35">android</text:span><text:span text:style-name="T20">:textStyle=</text:span><text:span text:style-name="T25">"bold"</text:span></text:p>
      <text:p text:style-name="P9"><text:span text:style-name="T22"><text:s text:c="8"/></text:span><text:span text:style-name="T35">android</text:span><text:span text:style-name="T20">:textSize=</text:span><text:span text:style-name="T25">"40dp"</text:span></text:p>
      <text:p text:style-name="P9"><text:span text:style-name="T22"><text:s text:c="8"/></text:span><text:span text:style-name="T35">android</text:span><text:span text:style-name="T20">:layout_marginTop=</text:span><text:span text:style-name="T25">"20dp"</text:span></text:p>
      <text:p text:style-name="P9"><text:span text:style-name="T22"><text:s text:c="8"/></text:span><text:span text:style-name="T35">android</text:span><text:span text:style-name="T20">:layout_marginLeft=</text:span><text:span text:style-name="T25">"40dp"</text:span><text:span text:style-name="T40">/&gt;</text:span></text:p>
      <text:p text:style-name="P17">&lt;/<text:span text:style-name="T29">RelativeLayout&gt;</text:span></text:p>
      <text:p text:style-name="P17">second_activity.java</text:p>
      <text:p text:style-name="P10"><text:span text:style-name="T29">package </text:span>com.example.sjcet.twoactivity;</text:p>
      <text:p text:style-name="P10"><text:span text:style-name="T29">import </text:span>android.content.Intent;</text:p>
      <text:p text:style-name="P10"><text:span text:style-name="T29">import </text:span>android.support.v7.app.AppCompatActivity;</text:p>
      <text:p text:style-name="P10"><text:span text:style-name="T29">import </text:span>android.os.Bundle;</text:p>
      <text:p text:style-name="P10"><text:span text:style-name="T29">import </text:span>android.widget.TextView;</text:p>
      <text:p text:style-name="P10"><text:span text:style-name="T29">public class </text:span>second_activity <text:span text:style-name="T29">extends </text:span>AppCompatActivity {</text:p>
      <text:p text:style-name="P9"><text:s text:c="4"/><text:span text:style-name="T40">TextView </text:span><text:span text:style-name="T35">receiver_msg</text:span><text:span text:style-name="T40">;</text:span></text:p>
      <text:p text:style-name="P9"><text:s text:c="4"/><text:span text:style-name="T45">@Override</text:span></text:p>
      <text:p text:style-name="P9"><text:span text:style-name="T43"><text:s text:c="4"/></text:span><text:span text:style-name="T31">protected void </text:span><text:span text:style-name="T40">onCreate(Bundle savedInstanceState)</text:span></text:p>
      <text:p text:style-name="P9"><text:s text:c="4"/><text:span text:style-name="T40">{</text:span></text:p>
      <text:p text:style-name="P9"><text:s text:c="8"/><text:span text:style-name="T31">super</text:span><text:span text:style-name="T40">.onCreate(savedInstanceState);</text:span></text:p>
      <text:p text:style-name="P9"><text:s text:c="8"/><text:span text:style-name="T40">setContentView(R.layout.</text:span><text:span text:style-name="T36">activity_second_activity</text:span><text:span text:style-name="T40">);</text:span></text:p>
      <text:p text:style-name="P9"><text:s text:c="8"/><text:span text:style-name="T35">receiver_msg </text:span><text:span text:style-name="T40">= (TextView)findViewById(R.id.</text:span><text:span text:style-name="T36">received_value_id</text:span><text:span text:style-name="T40">);</text:span></text:p>
      <text:p text:style-name="P9"><text:s text:c="8"/><text:span text:style-name="T42">// create the get Intent object</text:span></text:p>
      <text:p text:style-name="P9"><text:span text:style-name="T41"><text:s text:c="8"/></text:span><text:span text:style-name="T40">Intent intent = getIntent();</text:span></text:p>
      <text:p text:style-name="P9"><text:s text:c="8"/><text:span text:style-name="T42">// receive the value by getStringExtra() method</text:span></text:p>
      <text:p text:style-name="P11"><text:s text:c="8"/><text:span text:style-name="T39">// and key must be same which is send by first activity</text:span></text:p>
      <text:p text:style-name="P9"><text:span text:style-name="T41"><text:s text:c="8"/></text:span><text:span text:style-name="T40">String str = intent.getStringExtra(</text:span><text:span text:style-name="T25">"message_key"</text:span><text:span text:style-name="T40">);</text:span></text:p>
      <text:p text:style-name="P9"><text:s text:c="8"/><text:span text:style-name="T42">// display the string into textView</text:span></text:p>
      <text:p text:style-name="P9"><text:span text:style-name="T41"><text:s text:c="8"/></text:span><text:span text:style-name="T35">receiver_msg</text:span><text:span text:style-name="T40">.setText(str);</text:span></text:p>
      <text:p text:style-name="P9"><text:s text:c="4"/><text:span text:style-name="T40">}</text:span></text:p>
      <text:p text:style-name="P17">}</text:p>
      <text:p text:style-name="P1">output:</text:p>
      <text:p text:style-name="P1"/>
      <text:list xml:id="list2357718029" text:style-name="L3">
        <text:list-item>
          <text:p text:style-name="P5"><text:span text:style-name="T1">Create a registration page with full validation and pass the information to the second activity (</text:span><text:span text:style-name="T4">using shared preference</text:span><text:span text:style-name="T2">)</text:span></text:p>
        </text:list-item>
      </text:list>
      <text:p text:style-name="Text_20_body"/>
      <text:p text:style-name="P7">Mandatory fields : fname,lname,gender,email,phone number,password,dob(date picker)</text:p>
      <text:p text:style-name="Text_20_body"><text:span text:style-name="T17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1:07:40.640931095</meta:creation-date>
    <dc:date>2021-12-14T11:22:42.790337772</dc:date>
    <meta:editing-duration>PT3M44S</meta:editing-duration>
    <meta:editing-cycles>1</meta:editing-cycles>
    <meta:document-statistic meta:table-count="0" meta:image-count="0" meta:object-count="0" meta:page-count="4" meta:paragraph-count="186" meta:word-count="458" meta:character-count="6848" meta:non-whitespace-character-count="5682"/>
    <meta:generator>LibreOffice/6.0.7.3$Linux_X86_64 LibreOffice_project/00m0$Build-3</meta:generator>
  </office:meta>
</office:document-meta>
</file>